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Text_20_body">
      <style:text-properties officeooo:rsid="00083a1a" officeooo:paragraph-rsid="00083a1a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9d7dd" officeooo:paragraph-rsid="0009d7dd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83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rski Paul</text:p>
      <text:p text:style-name="P7">Sok Chanattan</text:p>
      <text:p text:style-name="P7">LU2IN013</text:p>
      <text:p text:style-name="P7"/>
      <text:p text:style-name="P8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 table:number-columns-repeated="2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9">3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9">3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agents à comportements et apparences <text:soft-page-break/>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du sang (des animaux qui se mangent)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1">4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voir des 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pouvoir <text:soft-page-break/>interagir avec 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 Jarski</meta:initial-creator>
    <meta:editing-cycles>3</meta:editing-cycles>
    <meta:creation-date>2022-02-17T10:42:00</meta:creation-date>
    <dc:date>2022-04-14T01:51:22.625874561</dc:date>
    <meta:editing-duration>PT21M52S</meta:editing-duration>
    <meta:generator>LibreOffice/7.2.2.2$MacOSX_X86_64 LibreOffice_project/02b2acce88a210515b4a5bb2e46cbfb63fe97d56</meta:generator>
    <meta:document-statistic meta:table-count="1" meta:image-count="0" meta:object-count="0" meta:page-count="3" meta:paragraph-count="66" meta:word-count="156" meta:character-count="856" meta:non-whitespace-character-count="766"/>
    <meta:user-defined meta:name="AppVersion">16.0000</meta:user-defined>
    <meta:template xlink:type="simple" xlink:actuate="onRequest" xlink:title="Normal.dotm" xlink:href=""/>
  </office:meta>
</office:document-meta>
</file>